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4"/>
    <style:style style:name="ce3" style:family="table-cell" style:parent-style-name="Default" style:data-style-name="N110"/>
    <style:style style:name="ce4" style:family="table-cell" style:parent-style-name="Default" style:data-style-name="N111"/>
  </office:automatic-styles>
  <office:body>
    <office:spreadsheet>
      <table:table table:name="gol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ps_inf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sigma/eps_0</text:p>
          </table:table-cell>
          <table:table-cell office:value-type="float" office:value="1355.01">
            <text:p>1355.01</text:p>
          </table:table-cell>
          <table:table-cell office:value-type="string">
            <text:p>eV</text:p>
          </table:table-cell>
          <table:table-cell table:style-name="ce1" table:formula="of:=[.E1]*conv" office:value-type="float" office:value="2058622.71500386">
            <text:p>2.05862E+06</text:p>
          </table:table-cell>
          <table:table-cell office:value-type="string">
            <text:p>THz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(eV/hbar)</text:p>
          </table:table-cell>
          <table:table-cell office:value-type="string">
            <text:p>f</text:p>
          </table:table-cell>
          <table:table-cell office:value-type="string">
            <text:p>gamma(eV/hbar)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9.03">
            <text:p>9.03</text:p>
          </table:table-cell>
          <table:table-cell office:value-type="float" office:value="0.76">
            <text:p>0.76</text:p>
          </table:table-cell>
          <table:table-cell office:value-type="float" office:value="0.053">
            <text:p>0.0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15">
            <text:p>4.15000E-01</text:p>
          </table:table-cell>
          <table:table-cell table:style-name="ce1" office:value-type="float" office:value="0.024">
            <text:p>2.40000E-02</text:p>
          </table:table-cell>
          <table:table-cell table:style-name="ce1" office:value-type="float" office:value="0.241">
            <text:p>2.41000E-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3">
            <text:p>8.30000E-01</text:p>
          </table:table-cell>
          <table:table-cell table:style-name="ce1" office:value-type="float" office:value="0.01">
            <text:p>1.00000E-02</text:p>
          </table:table-cell>
          <table:table-cell table:style-name="ce1" office:value-type="float" office:value="0.345">
            <text:p>3.45000E-0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69">
            <text:p>2.96900E+00</text:p>
          </table:table-cell>
          <table:table-cell table:style-name="ce1" office:value-type="float" office:value="0.071">
            <text:p>7.10000E-02</text:p>
          </table:table-cell>
          <table:table-cell table:style-name="ce1" office:value-type="float" office:value="0.87">
            <text:p>8.70000E-0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304">
            <text:p>4.30400E+00</text:p>
          </table:table-cell>
          <table:table-cell table:style-name="ce1" office:value-type="float" office:value="0.601">
            <text:p>6.01000E-01</text:p>
          </table:table-cell>
          <table:table-cell table:style-name="ce1" office:value-type="float" office:value="2.494">
            <text:p>2.49400E+0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32">
            <text:p>1.33200E+01</text:p>
          </table:table-cell>
          <table:table-cell office:value-type="float" office:value="4.384">
            <text:p>4.38</text:p>
          </table:table-cell>
          <table:table-cell office:value-type="float" office:value="2.214">
            <text:p>2.2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</text:p>
          </table:table-cell>
          <table:table-cell office:value-type="float" office:value="1.60217653E-019">
            <text:p>1.60218E-19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299792458/1000" office:value-type="float" office:value="299792.458">
            <text:p>2.99792E+05</text:p>
          </table:table-cell>
          <table:table-cell office:value-type="string">
            <text:p>nm THz</text:p>
          </table:table-cell>
          <table:table-cell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6.6260693E-034">
            <text:p>6.62607E-34</text:p>
          </table:table-cell>
          <table:table-cell office:value-type="string">
            <text:p>Js</text:p>
          </table:table-cell>
          <table:table-cell table:style-name="ce1" table:formula="of:=[.B14]*1000000000000" office:value-type="float" office:value="6.6260693E-022">
            <text:p>6.6260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table:formula="of:=[.B14]/2/PI()" office:value-type="float" office:value="1.05457168236445E-034">
            <text:p>1.05457E-34</text:p>
          </table:table-cell>
          <table:table-cell office:value-type="string">
            <text:p>Js</text:p>
          </table:table-cell>
          <table:table-cell table:style-name="ce1" table:formula="of:=[.B15]*1000000000000" office:value-type="float" office:value="1.05457168236445E-022">
            <text:p>1.0545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/h</text:p>
          </table:table-cell>
          <table:table-cell table:formula="of:=[.B12]/[.D14]" office:value-type="float" office:value="241.798939531164">
            <text:p>2.41799E+02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>
          <table:table-cell office:value-type="string">
            <text:p>eV/hq</text:p>
          </table:table-cell>
          <table:table-cell table:formula="of:=[.B12]/[.D15]" office:value-type="float" office:value="1519.26754415381">
            <text:p>1.51927E+03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p/2pi (THz)</text:p>
          </table:table-cell>
          <table:table-cell office:value-type="string">
            <text:p>deltap/2pi (THz)</text:p>
          </table:table-cell>
          <table:table-cell office:value-type="string">
            <text:p>deltaeps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SQRT([.C5])*[.B5]*conv2" office:value-type="float" office:value="1903.48271858139">
            <text:p>1903.48272</text:p>
          </table:table-cell>
          <table:table-cell table:style-name="ce3" table:formula="of:=[.D5]*conv2" office:value-type="float" office:value="12.8153437951517">
            <text:p>12.81534</text:p>
          </table:table-cell>
          <table:table-cell table:style-name="ce3" office:value-type="float" office:value="0">
            <text:p>0.000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6]*conv2" office:value-type="float" office:value="100.346559905433">
            <text:p>100.34656</text:p>
          </table:table-cell>
          <table:table-cell table:style-name="ce3" table:formula="of:=[.D6]*conv2/2" office:value-type="float" office:value="29.1367722135052">
            <text:p>29.13677</text:p>
          </table:table-cell>
          <table:table-cell table:style-name="ce3" table:formula="of:=[.C6]*([.B5]/[.B6])^2" office:value-type="float" office:value="11.3629356945856">
            <text:p>11.3629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7]*conv2" office:value-type="float" office:value="200.693119810866">
            <text:p>200.69312</text:p>
          </table:table-cell>
          <table:table-cell table:style-name="ce3" table:formula="of:=[.D7]*conv2/2" office:value-type="float" office:value="41.7103170691257">
            <text:p>41.71032</text:p>
          </table:table-cell>
          <table:table-cell table:style-name="ce3" table:formula="of:=[.C7]*([.B5]/[.B7])^2" office:value-type="float" office:value="1.18363913485266">
            <text:p>1.1836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8]*conv2" office:value-type="float" office:value="717.901051468025">
            <text:p>717.90105</text:p>
          </table:table-cell>
          <table:table-cell table:style-name="ce3" table:formula="of:=[.D8]*conv2/2" office:value-type="float" office:value="105.182538696056">
            <text:p>105.18254</text:p>
          </table:table-cell>
          <table:table-cell table:style-name="ce3" table:formula="of:=[.C8]*([.B5]/[.B8])^2" office:value-type="float" office:value="0.656770222806431">
            <text:p>0.6567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9]*conv2" office:value-type="float" office:value="1040.70263574213">
            <text:p>1040.70264</text:p>
          </table:table-cell>
          <table:table-cell table:style-name="ce3" table:formula="of:=[.D9]*conv2/2" office:value-type="float" office:value="301.523277595361">
            <text:p>301.52328</text:p>
          </table:table-cell>
          <table:table-cell table:style-name="ce3" table:formula="of:=[.C9]*([.B5]/[.B9])^2" office:value-type="float" office:value="2.6454858765858">
            <text:p>2.64549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10]*conv2" office:value-type="float" office:value="3220.7618745551">
            <text:p>3220.76187</text:p>
          </table:table-cell>
          <table:table-cell table:style-name="ce3" table:formula="of:=[.D10]*conv2/2" office:value-type="float" office:value="267.671426060998">
            <text:p>267.67143</text:p>
          </table:table-cell>
          <table:table-cell table:style-name="ce3" table:formula="of:=[.C10]*([.B5]/[.B10])^2" office:value-type="float" office:value="2.01482623163704">
            <text:p>2.01483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>
            <text:p>wp (THz)</text:p>
          </table:table-cell>
          <table:table-cell office:value-type="string">
            <text:p>deltap (THz)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25]*2*PI()" office:value-type="float" office:value="11959.9346498608">
            <text:p>11959.934650</text:p>
          </table:table-cell>
          <table:table-cell table:style-name="ce4" table:formula="of:=[.C25]*2*PI()" office:value-type="float" office:value="80.5211798401521">
            <text:p>80.521180</text:p>
          </table:table-cell>
          <table:table-cell table:style-name="ce4" table:formula="of:=[.D25]" office:value-type="float" office:value="0">
            <text:p>0.000000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6]*2*PI()" office:value-type="float" office:value="630.496030823832">
            <text:p>630.496031</text:p>
          </table:table-cell>
          <table:table-cell table:style-name="ce4" table:formula="of:=[.C26]*2*PI()" office:value-type="float" office:value="183.071739070534">
            <text:p>183.071739</text:p>
          </table:table-cell>
          <table:table-cell table:style-name="ce4" table:formula="of:=[.D26]" office:value-type="float" office:value="11.3629356945856">
            <text:p>11.362936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7]*2*PI()" office:value-type="float" office:value="1260.99206164766">
            <text:p>1260.992062</text:p>
          </table:table-cell>
          <table:table-cell table:style-name="ce4" table:formula="of:=[.C27]*2*PI()" office:value-type="float" office:value="262.073651366533">
            <text:p>262.073651</text:p>
          </table:table-cell>
          <table:table-cell table:style-name="ce4" table:formula="of:=[.D27]" office:value-type="float" office:value="1.18363913485266">
            <text:p>1.183639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8]*2*PI()" office:value-type="float" office:value="4510.70533859267">
            <text:p>4510.705339</text:p>
          </table:table-cell>
          <table:table-cell table:style-name="ce4" table:formula="of:=[.C28]*2*PI()" office:value-type="float" office:value="660.881381706909">
            <text:p>660.881382</text:p>
          </table:table-cell>
          <table:table-cell table:style-name="ce4" table:formula="of:=[.D28]" office:value-type="float" office:value="0.656770222806431">
            <text:p>0.656770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9]*2*PI()" office:value-type="float" office:value="6538.92751003801">
            <text:p>6538.927510</text:p>
          </table:table-cell>
          <table:table-cell table:style-name="ce4" table:formula="of:=[.C29]*2*PI()" office:value-type="float" office:value="1894.5266275598">
            <text:p>1894.526628</text:p>
          </table:table-cell>
          <table:table-cell table:style-name="ce4" table:formula="of:=[.D29]" office:value-type="float" office:value="2.6454858765858">
            <text:p>2.645486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4" table:formula="of:=[.B30]*2*PI()" office:value-type="float" office:value="20236.6436881288">
            <text:p>20236.643688</text:p>
          </table:table-cell>
          <table:table-cell table:style-name="ce4" table:formula="of:=[.C30]*2*PI()" office:value-type="float" office:value="1681.82917137827">
            <text:p>1681.829171</text:p>
          </table:table-cell>
          <table:table-cell table:style-name="ce4" table:formula="of:=[.D30]" office:value-type="float" office:value="2.01482623163704">
            <text:p>2.01482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</table:table>
      <table:table table:name="sil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ps_inf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sigma/eps_0</text:p>
          </table:table-cell>
          <table:table-cell office:value-type="float" office:value="1355.01">
            <text:p>1355.01</text:p>
          </table:table-cell>
          <table:table-cell office:value-type="string">
            <text:p>eV</text:p>
          </table:table-cell>
          <table:table-cell table:style-name="ce1" table:formula="of:=[.E1]*conv" office:value-type="float" office:value="2058622.71500386">
            <text:p>2.05862E+06</text:p>
          </table:table-cell>
          <table:table-cell office:value-type="string">
            <text:p>THz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(eV/hbar)</text:p>
          </table:table-cell>
          <table:table-cell office:value-type="string">
            <text:p>f</text:p>
          </table:table-cell>
          <table:table-cell office:value-type="string">
            <text:p>gamma(eV/hbar)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9.01">
            <text:p>9.01</text:p>
          </table:table-cell>
          <table:table-cell office:value-type="float" office:value="0.845">
            <text:p>0.85</text:p>
          </table:table-cell>
          <table:table-cell office:value-type="float" office:value="0.048">
            <text:p>0.0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6">
            <text:p>8.16000E-01</text:p>
          </table:table-cell>
          <table:table-cell table:style-name="ce1" office:value-type="float" office:value="0.065">
            <text:p>6.50000E-02</text:p>
          </table:table-cell>
          <table:table-cell table:style-name="ce1" office:value-type="float" office:value="3.886">
            <text:p>3.88600E+0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481">
            <text:p>4.48100E+00</text:p>
          </table:table-cell>
          <table:table-cell table:style-name="ce1" office:value-type="float" office:value="0.124">
            <text:p>1.24000E-01</text:p>
          </table:table-cell>
          <table:table-cell table:style-name="ce1" office:value-type="float" office:value="0.452">
            <text:p>4.52000E-0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185">
            <text:p>8.18500E+00</text:p>
          </table:table-cell>
          <table:table-cell table:style-name="ce1" office:value-type="float" office:value="0.011">
            <text:p>1.10000E-02</text:p>
          </table:table-cell>
          <table:table-cell table:style-name="ce1" office:value-type="float" office:value="0.065">
            <text:p>6.50000E-0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83">
            <text:p>9.08300E+00</text:p>
          </table:table-cell>
          <table:table-cell table:style-name="ce1" office:value-type="float" office:value="0.84">
            <text:p>8.40000E-01</text:p>
          </table:table-cell>
          <table:table-cell table:style-name="ce1" office:value-type="float" office:value="0.916">
            <text:p>9.16000E-0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.29">
            <text:p>2.02900E+01</text:p>
          </table:table-cell>
          <table:table-cell office:value-type="float" office:value="5.646">
            <text:p>5.65</text:p>
          </table:table-cell>
          <table:table-cell office:value-type="float" office:value="2.419">
            <text:p>2.4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</text:p>
          </table:table-cell>
          <table:table-cell office:value-type="float" office:value="1.60217653E-019">
            <text:p>1.60218E-19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299792458/1000" office:value-type="float" office:value="299792.458">
            <text:p>2.99792E+05</text:p>
          </table:table-cell>
          <table:table-cell office:value-type="string">
            <text:p>nm THz</text:p>
          </table:table-cell>
          <table:table-cell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6.6260693E-034">
            <text:p>6.62607E-34</text:p>
          </table:table-cell>
          <table:table-cell office:value-type="string">
            <text:p>Js</text:p>
          </table:table-cell>
          <table:table-cell table:style-name="ce1" table:formula="of:=[.B14]*1000000000000" office:value-type="float" office:value="6.6260693E-022">
            <text:p>6.6260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table:formula="of:=[.B14]/2/PI()" office:value-type="float" office:value="1.05457168236445E-034">
            <text:p>1.05457E-34</text:p>
          </table:table-cell>
          <table:table-cell office:value-type="string">
            <text:p>Js</text:p>
          </table:table-cell>
          <table:table-cell table:style-name="ce1" table:formula="of:=[.B15]*1000000000000" office:value-type="float" office:value="1.05457168236445E-022">
            <text:p>1.0545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/h</text:p>
          </table:table-cell>
          <table:table-cell table:formula="of:=[.B12]/[.D14]" office:value-type="float" office:value="241.798939531164">
            <text:p>2.41799E+02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>
          <table:table-cell office:value-type="string">
            <text:p>eV/hq</text:p>
          </table:table-cell>
          <table:table-cell table:formula="of:=[.B12]/[.D15]" office:value-type="float" office:value="1519.26754415381">
            <text:p>1.51927E+03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p/2pi (THz)</text:p>
          </table:table-cell>
          <table:table-cell office:value-type="string">
            <text:p>deltap/2pi (THz)</text:p>
          </table:table-cell>
          <table:table-cell office:value-type="string">
            <text:p>deltaeps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SQRT([.C5])*[.B5]*conv2" office:value-type="float" office:value="2002.6614466743">
            <text:p>2002.66145</text:p>
          </table:table-cell>
          <table:table-cell table:style-name="ce3" table:formula="of:=[.D5]*conv2" office:value-type="float" office:value="11.6063490974959">
            <text:p>11.60635</text:p>
          </table:table-cell>
          <table:table-cell table:style-name="ce3" office:value-type="float" office:value="0">
            <text:p>0.000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6]*conv2" office:value-type="float" office:value="197.30793465743">
            <text:p>197.30793</text:p>
          </table:table-cell>
          <table:table-cell table:style-name="ce3" table:formula="of:=[.D6]*conv2/2" office:value-type="float" office:value="469.815339509051">
            <text:p>469.81534</text:p>
          </table:table-cell>
          <table:table-cell table:style-name="ce3" table:formula="of:=[.C6]*([.B5]/[.B6])^2" office:value-type="float" office:value="7.92469618055556">
            <text:p>7.9247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7]*conv2" office:value-type="float" office:value="1083.50104803914">
            <text:p>1083.50105</text:p>
          </table:table-cell>
          <table:table-cell table:style-name="ce3" table:formula="of:=[.D7]*conv2/2" office:value-type="float" office:value="54.646560334043">
            <text:p>54.64656</text:p>
          </table:table-cell>
          <table:table-cell table:style-name="ce3" table:formula="of:=[.C7]*([.B5]/[.B7])^2" office:value-type="float" office:value="0.50132732809575">
            <text:p>0.50133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8]*conv2" office:value-type="float" office:value="1979.12432006257">
            <text:p>1979.12432</text:p>
          </table:table-cell>
          <table:table-cell table:style-name="ce3" table:formula="of:=[.D8]*conv2/2" office:value-type="float" office:value="7.85846553476282">
            <text:p>7.85847</text:p>
          </table:table-cell>
          <table:table-cell table:style-name="ce3" table:formula="of:=[.C8]*([.B5]/[.B8])^2" office:value-type="float" office:value="0.0133292250190222">
            <text:p>0.01333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9]*conv2" office:value-type="float" office:value="2196.25976776156">
            <text:p>2196.25977</text:p>
          </table:table-cell>
          <table:table-cell table:style-name="ce3" table:formula="of:=[.D9]*conv2/2" office:value-type="float" office:value="110.743914305273">
            <text:p>110.74391</text:p>
          </table:table-cell>
          <table:table-cell table:style-name="ce3" table:formula="of:=[.C9]*([.B5]/[.B9])^2" office:value-type="float" office:value="0.826552111456641">
            <text:p>0.8265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10]*conv2" office:value-type="float" office:value="4906.10048308731">
            <text:p>4906.10048</text:p>
          </table:table-cell>
          <table:table-cell table:style-name="ce3" table:formula="of:=[.D10]*conv2/2" office:value-type="float" office:value="292.455817362942">
            <text:p>292.45582</text:p>
          </table:table-cell>
          <table:table-cell table:style-name="ce3" table:formula="of:=[.C10]*([.B5]/[.B10])^2" office:value-type="float" office:value="1.11333628041501">
            <text:p>1.1133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>
            <text:p>wp (THz)</text:p>
          </table:table-cell>
          <table:table-cell office:value-type="string">
            <text:p>deltap (THz)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25]*2*PI()" office:value-type="float" office:value="12583.092976999">
            <text:p>12583.092977</text:p>
          </table:table-cell>
          <table:table-cell table:style-name="ce4" table:formula="of:=[.C25]*2*PI()" office:value-type="float" office:value="72.924842119383">
            <text:p>72.924842</text:p>
          </table:table-cell>
          <table:table-cell table:style-name="ce4" table:formula="of:=[.D25]" office:value-type="float" office:value="0">
            <text:p>0.000000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6]*2*PI()" office:value-type="float" office:value="1239.72231602951">
            <text:p>1239.722316</text:p>
          </table:table-cell>
          <table:table-cell table:style-name="ce4" table:formula="of:=[.C26]*2*PI()" office:value-type="float" office:value="2951.93683829086">
            <text:p>2951.936838</text:p>
          </table:table-cell>
          <table:table-cell table:style-name="ce4" table:formula="of:=[.D26]" office:value-type="float" office:value="7.92469618055556">
            <text:p>7.924696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7]*2*PI()" office:value-type="float" office:value="6807.83786535323">
            <text:p>6807.837865</text:p>
          </table:table-cell>
          <table:table-cell table:style-name="ce4" table:formula="of:=[.C27]*2*PI()" office:value-type="float" office:value="343.354464978762">
            <text:p>343.354465</text:p>
          </table:table-cell>
          <table:table-cell table:style-name="ce4" table:formula="of:=[.D27]" office:value-type="float" office:value="0.50132732809575">
            <text:p>0.501327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8]*2*PI()" office:value-type="float" office:value="12435.204848899">
            <text:p>12435.204849</text:p>
          </table:table-cell>
          <table:table-cell table:style-name="ce4" table:formula="of:=[.C28]*2*PI()" office:value-type="float" office:value="49.3761951849989">
            <text:p>49.376195</text:p>
          </table:table-cell>
          <table:table-cell table:style-name="ce4" table:formula="of:=[.D28]" office:value-type="float" office:value="0.0133292250190222">
            <text:p>0.013329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9]*2*PI()" office:value-type="float" office:value="13799.5071035491">
            <text:p>13799.507104</text:p>
          </table:table-cell>
          <table:table-cell table:style-name="ce4" table:formula="of:=[.C29]*2*PI()" office:value-type="float" office:value="695.824535222446">
            <text:p>695.824535</text:p>
          </table:table-cell>
          <table:table-cell table:style-name="ce4" table:formula="of:=[.D29]" office:value-type="float" office:value="0.826552111456641">
            <text:p>0.826552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4" table:formula="of:=[.B30]*2*PI()" office:value-type="float" office:value="30825.9384708809">
            <text:p>30825.938471</text:p>
          </table:table-cell>
          <table:table-cell table:style-name="ce4" table:formula="of:=[.C30]*2*PI()" office:value-type="float" office:value="1837.55409465404">
            <text:p>1837.554095</text:p>
          </table:table-cell>
          <table:table-cell table:style-name="ce4" table:formula="of:=[.D30]" office:value-type="float" office:value="1.11333628041501">
            <text:p>1.11333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</table:table>
      <table:table table:name="copp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ps_inf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sigma/eps_0</text:p>
          </table:table-cell>
          <table:table-cell office:value-type="float" office:value="1355.01">
            <text:p>1355.01</text:p>
          </table:table-cell>
          <table:table-cell office:value-type="string">
            <text:p>eV</text:p>
          </table:table-cell>
          <table:table-cell table:style-name="ce1" table:formula="of:=[.E1]*conv" office:value-type="float" office:value="2058622.71500386">
            <text:p>2.05862E+06</text:p>
          </table:table-cell>
          <table:table-cell office:value-type="string">
            <text:p>THz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(eV/hbar)</text:p>
          </table:table-cell>
          <table:table-cell office:value-type="string">
            <text:p>f</text:p>
          </table:table-cell>
          <table:table-cell office:value-type="string">
            <text:p>gamma(eV/hbar)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0.83">
            <text:p>10.83</text:p>
          </table:table-cell>
          <table:table-cell office:value-type="float" office:value="0.575">
            <text:p>0.58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91">
            <text:p>2.91000E-01</text:p>
          </table:table-cell>
          <table:table-cell table:style-name="ce1" office:value-type="float" office:value="0.061">
            <text:p>6.10000E-02</text:p>
          </table:table-cell>
          <table:table-cell table:style-name="ce1" office:value-type="float" office:value="0.378">
            <text:p>3.78000E-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57">
            <text:p>2.95700E+00</text:p>
          </table:table-cell>
          <table:table-cell table:style-name="ce1" office:value-type="float" office:value="0.104">
            <text:p>1.04000E-01</text:p>
          </table:table-cell>
          <table:table-cell table:style-name="ce1" office:value-type="float" office:value="1.056">
            <text:p>1.05600E+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3">
            <text:p>5.30000E+00</text:p>
          </table:table-cell>
          <table:table-cell table:style-name="ce1" office:value-type="float" office:value="0.723">
            <text:p>7.23000E-01</text:p>
          </table:table-cell>
          <table:table-cell table:style-name="ce1" office:value-type="float" office:value="3.213">
            <text:p>3.21300E+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18">
            <text:p>1.11800E+01</text:p>
          </table:table-cell>
          <table:table-cell table:style-name="ce1" office:value-type="float" office:value="0.638">
            <text:p>6.38000E-01</text:p>
          </table:table-cell>
          <table:table-cell table:style-name="ce1" office:value-type="float" office:value="4.305">
            <text:p>4.30500E+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</text:p>
          </table:table-cell>
          <table:table-cell office:value-type="float" office:value="1.60217653E-019">
            <text:p>1.60218E-19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299792458/1000" office:value-type="float" office:value="299792.458">
            <text:p>2.99792E+05</text:p>
          </table:table-cell>
          <table:table-cell office:value-type="string">
            <text:p>nm THz</text:p>
          </table:table-cell>
          <table:table-cell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6.6260693E-034">
            <text:p>6.62607E-34</text:p>
          </table:table-cell>
          <table:table-cell office:value-type="string">
            <text:p>Js</text:p>
          </table:table-cell>
          <table:table-cell table:style-name="ce1" table:formula="of:=[.B13]*1000000000000" office:value-type="float" office:value="6.6260693E-022">
            <text:p>6.6260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table:formula="of:=[.B13]/2/PI()" office:value-type="float" office:value="1.05457168236445E-034">
            <text:p>1.05457E-34</text:p>
          </table:table-cell>
          <table:table-cell office:value-type="string">
            <text:p>Js</text:p>
          </table:table-cell>
          <table:table-cell table:style-name="ce1" table:formula="of:=[.B14]*1000000000000" office:value-type="float" office:value="1.05457168236445E-022">
            <text:p>1.0545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/h</text:p>
          </table:table-cell>
          <table:table-cell table:formula="of:=[.B11]/[.D13]" office:value-type="float" office:value="241.798939531164">
            <text:p>2.41799E+02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>
          <table:table-cell office:value-type="string">
            <text:p>eV/hq</text:p>
          </table:table-cell>
          <table:table-cell table:formula="of:=[.B11]/[.D14]" office:value-type="float" office:value="1519.26754415381">
            <text:p>1.51927E+03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p/2pi (THz)</text:p>
          </table:table-cell>
          <table:table-cell office:value-type="string">
            <text:p>deltap/2pi (THz)</text:p>
          </table:table-cell>
          <table:table-cell office:value-type="string">
            <text:p>deltaeps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SQRT([.C5])*[.B5]*conv2" office:value-type="float" office:value="1985.71433396896">
            <text:p>1985.71433</text:p>
          </table:table-cell>
          <table:table-cell table:style-name="ce3" table:formula="of:=[.D5]*conv2" office:value-type="float" office:value="7.25396818593491">
            <text:p>7.25397</text:p>
          </table:table-cell>
          <table:table-cell table:style-name="ce3" office:value-type="float" office:value="0">
            <text:p>0.000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6]*conv2" office:value-type="float" office:value="70.3634914035686">
            <text:p>70.36349</text:p>
          </table:table-cell>
          <table:table-cell table:style-name="ce3" table:formula="of:=[.D6]*conv2/2" office:value-type="float" office:value="45.6999995713899">
            <text:p>45.70000</text:p>
          </table:table-cell>
          <table:table-cell table:style-name="ce3" table:formula="of:=[.C6]*([.B5]/[.B6])^2" office:value-type="float" office:value="84.4891168030609">
            <text:p>84.48912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7]*conv2" office:value-type="float" office:value="714.999464193651">
            <text:p>714.99946</text:p>
          </table:table-cell>
          <table:table-cell table:style-name="ce3" table:formula="of:=[.D7]*conv2/2" office:value-type="float" office:value="127.669840072454">
            <text:p>127.66984</text:p>
          </table:table-cell>
          <table:table-cell table:style-name="ce3" table:formula="of:=[.C7]*([.B5]/[.B7])^2" office:value-type="float" office:value="1.39504302967721">
            <text:p>1.3950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8]*conv2" office:value-type="float" office:value="1281.53437951517">
            <text:p>1281.53438</text:p>
          </table:table-cell>
          <table:table-cell table:style-name="ce3" table:formula="of:=[.D8]*conv2/2" office:value-type="float" office:value="388.449996356814">
            <text:p>388.45000</text:p>
          </table:table-cell>
          <table:table-cell table:style-name="ce3" table:formula="of:=[.C8]*([.B5]/[.B8])^2" office:value-type="float" office:value="3.01886346386614">
            <text:p>3.01886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9]*conv2" office:value-type="float" office:value="2703.31214395841">
            <text:p>2703.31214</text:p>
          </table:table-cell>
          <table:table-cell table:style-name="ce3" table:formula="of:=[.D9]*conv2/2" office:value-type="float" office:value="520.47221734083">
            <text:p>520.47222</text:p>
          </table:table-cell>
          <table:table-cell table:style-name="ce3" table:formula="of:=[.C9]*([.B5]/[.B9])^2" office:value-type="float" office:value="0.598678945279873">
            <text:p>0.5986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Default" office:value-type="string">
            <text:p>wp (THz)</text:p>
          </table:table-cell>
          <table:table-cell office:value-type="string">
            <text:p>deltap (THz)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24]*2*PI()" office:value-type="float" office:value="12476.6111274497">
            <text:p>12476.611127</text:p>
          </table:table-cell>
          <table:table-cell table:style-name="ce4" table:formula="of:=[.C24]*2*PI()" office:value-type="float" office:value="45.5780263246144">
            <text:p>45.578026</text:p>
          </table:table-cell>
          <table:table-cell table:style-name="ce4" table:formula="of:=[.D24]" office:value-type="float" office:value="0">
            <text:p>0.000000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5]*2*PI()" office:value-type="float" office:value="442.106855348759">
            <text:p>442.106855</text:p>
          </table:table-cell>
          <table:table-cell table:style-name="ce4" table:formula="of:=[.C25]*2*PI()" office:value-type="float" office:value="287.141565845071">
            <text:p>287.141566</text:p>
          </table:table-cell>
          <table:table-cell table:style-name="ce4" table:formula="of:=[.D25]" office:value-type="float" office:value="84.4891168030609">
            <text:p>84.489117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6]*2*PI()" office:value-type="float" office:value="4492.47412806282">
            <text:p>4492.474128</text:p>
          </table:table-cell>
          <table:table-cell table:style-name="ce4" table:formula="of:=[.C26]*2*PI()" office:value-type="float" office:value="802.173263313213">
            <text:p>802.173263</text:p>
          </table:table-cell>
          <table:table-cell table:style-name="ce4" table:formula="of:=[.D26]" office:value-type="float" office:value="1.39504302967721">
            <text:p>1.395043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7]*2*PI()" office:value-type="float" office:value="8052.11798401521">
            <text:p>8052.117984</text:p>
          </table:table-cell>
          <table:table-cell table:style-name="ce4" table:formula="of:=[.C27]*2*PI()" office:value-type="float" office:value="2440.7033096831">
            <text:p>2440.703310</text:p>
          </table:table-cell>
          <table:table-cell table:style-name="ce4" table:formula="of:=[.D27]" office:value-type="float" office:value="3.01886346386614">
            <text:p>3.018863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8]*2*PI()" office:value-type="float" office:value="16985.4111436396">
            <text:p>16985.411144</text:p>
          </table:table-cell>
          <table:table-cell table:style-name="ce4" table:formula="of:=[.C28]*2*PI()" office:value-type="float" office:value="3270.22338879108">
            <text:p>3270.223389</text:p>
          </table:table-cell>
          <table:table-cell table:style-name="ce4" table:formula="of:=[.D28]" office:value-type="float" office:value="0.598678945279873">
            <text:p>0.598679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</table:table>
      <table:table table:name="aluminiu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ps_inf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sigma/eps_0</text:p>
          </table:table-cell>
          <table:table-cell office:value-type="float" office:value="1355.01">
            <text:p>1355.01</text:p>
          </table:table-cell>
          <table:table-cell office:value-type="string">
            <text:p>eV</text:p>
          </table:table-cell>
          <table:table-cell table:style-name="ce1" table:formula="of:=[.E1]*conv" office:value-type="float" office:value="2058622.71500386">
            <text:p>2.05862E+06</text:p>
          </table:table-cell>
          <table:table-cell office:value-type="string">
            <text:p>THz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(eV/hbar)</text:p>
          </table:table-cell>
          <table:table-cell office:value-type="string">
            <text:p>f</text:p>
          </table:table-cell>
          <table:table-cell office:value-type="string">
            <text:p>gamma(eV/hbar)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4.98">
            <text:p>14.98</text:p>
          </table:table-cell>
          <table:table-cell office:value-type="float" office:value="0.523">
            <text:p>0.52</text:p>
          </table:table-cell>
          <table:table-cell office:value-type="float" office:value="0.047">
            <text:p>0.0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2">
            <text:p>1.62000E-01</text:p>
          </table:table-cell>
          <table:table-cell table:style-name="ce1" office:value-type="float" office:value="0.227">
            <text:p>2.27000E-01</text:p>
          </table:table-cell>
          <table:table-cell table:style-name="ce1" office:value-type="float" office:value="0.333">
            <text:p>3.33000E-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44">
            <text:p>1.54400E+00</text:p>
          </table:table-cell>
          <table:table-cell table:style-name="ce1" office:value-type="float" office:value="0.05">
            <text:p>5.00000E-02</text:p>
          </table:table-cell>
          <table:table-cell table:style-name="ce1" office:value-type="float" office:value="0.312">
            <text:p>3.12000E-0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08">
            <text:p>1.80800E+00</text:p>
          </table:table-cell>
          <table:table-cell table:style-name="ce1" office:value-type="float" office:value="0.166">
            <text:p>1.66000E-01</text:p>
          </table:table-cell>
          <table:table-cell table:style-name="ce1" office:value-type="float" office:value="1.351">
            <text:p>1.35100E+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73">
            <text:p>3.47300E+00</text:p>
          </table:table-cell>
          <table:table-cell table:style-name="ce1" office:value-type="float" office:value="0.03">
            <text:p>3.00000E-02</text:p>
          </table:table-cell>
          <table:table-cell table:style-name="ce1" office:value-type="float" office:value="3.382">
            <text:p>3.38200E+00</text:p>
          </table:table-cell>
          <table:table-cell table:number-columns-repeated="4"/>
        </table:table-row>
        <table:table-row table:style-name="ro1">
          <table:table-cell/>
          <table:table-cell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</text:p>
          </table:table-cell>
          <table:table-cell office:value-type="float" office:value="1.60217653E-019">
            <text:p>1.60218E-19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299792458/1000" office:value-type="float" office:value="299792.458">
            <text:p>2.99792E+05</text:p>
          </table:table-cell>
          <table:table-cell office:value-type="string">
            <text:p>nm THz</text:p>
          </table:table-cell>
          <table:table-cell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6.6260693E-034">
            <text:p>6.62607E-34</text:p>
          </table:table-cell>
          <table:table-cell office:value-type="string">
            <text:p>Js</text:p>
          </table:table-cell>
          <table:table-cell table:style-name="ce1" table:formula="of:=[.B14]*1000000000000" office:value-type="float" office:value="6.6260693E-022">
            <text:p>6.6260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table:formula="of:=[.B14]/2/PI()" office:value-type="float" office:value="1.05457168236445E-034">
            <text:p>1.05457E-34</text:p>
          </table:table-cell>
          <table:table-cell office:value-type="string">
            <text:p>Js</text:p>
          </table:table-cell>
          <table:table-cell table:style-name="ce1" table:formula="of:=[.B15]*1000000000000" office:value-type="float" office:value="1.05457168236445E-022">
            <text:p>1.05457E-22</text:p>
          </table:table-cell>
          <table:table-cell office:value-type="string">
            <text:p>J/THz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v/h</text:p>
          </table:table-cell>
          <table:table-cell table:formula="of:=[.B12]/[.D14]" office:value-type="float" office:value="241.798939531164">
            <text:p>2.41799E+02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>
          <table:table-cell office:value-type="string">
            <text:p>eV/hq</text:p>
          </table:table-cell>
          <table:table-cell table:formula="of:=[.B12]/[.D15]" office:value-type="float" office:value="1519.26754415381">
            <text:p>1.51927E+03</text:p>
          </table:table-cell>
          <table:table-cell office:value-type="string">
            <text:p>THz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table:style-name="Default" office:value-type="string">
            <text:p>wp/2pi (THz)</text:p>
          </table:table-cell>
          <table:table-cell office:value-type="string">
            <text:p>deltap/2pi (THz)</text:p>
          </table:table-cell>
          <table:table-cell office:value-type="string">
            <text:p>deltaeps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SQRT([.C5])*[.B5]*conv2" office:value-type="float" office:value="2619.4918382429">
            <text:p>2619.49184</text:p>
          </table:table-cell>
          <table:table-cell table:style-name="ce3" table:formula="of:=[.D5]*conv2" office:value-type="float" office:value="11.3645501579647">
            <text:p>11.36455</text:p>
          </table:table-cell>
          <table:table-cell table:style-name="ce3" office:value-type="float" office:value="0">
            <text:p>0.000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6]*conv2" office:value-type="float" office:value="39.1714282040485">
            <text:p>39.17143</text:p>
          </table:table-cell>
          <table:table-cell table:style-name="ce3" table:formula="of:=[.D6]*conv2/2" office:value-type="float" office:value="40.2595234319388">
            <text:p>40.25952</text:p>
          </table:table-cell>
          <table:table-cell table:style-name="ce3" table:formula="of:=[.C6]*([.B5]/[.B6])^2" office:value-type="float" office:value="1940.97282426459">
            <text:p>1940.97282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7]*conv2" office:value-type="float" office:value="373.337562636117">
            <text:p>373.33756</text:p>
          </table:table-cell>
          <table:table-cell table:style-name="ce3" table:formula="of:=[.D7]*conv2/2" office:value-type="float" office:value="37.7206345668615">
            <text:p>37.72063</text:p>
          </table:table-cell>
          <table:table-cell table:style-name="ce3" table:formula="of:=[.C7]*([.B5]/[.B7])^2" office:value-type="float" office:value="4.70651057746517">
            <text:p>4.70651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8]*conv2" office:value-type="float" office:value="437.172482672344">
            <text:p>437.17248</text:p>
          </table:table-cell>
          <table:table-cell table:style-name="ce3" table:formula="of:=[.D8]*conv2/2" office:value-type="float" office:value="163.335183653301">
            <text:p>163.33518</text:p>
          </table:table-cell>
          <table:table-cell table:style-name="ce3" table:formula="of:=[.C8]*([.B5]/[.B8])^2" office:value-type="float" office:value="11.3955387559715">
            <text:p>11.3955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9]*conv2" office:value-type="float" office:value="839.767716991731">
            <text:p>839.76772</text:p>
          </table:table-cell>
          <table:table-cell table:style-name="ce3" table:formula="of:=[.D9]*conv2/2" office:value-type="float" office:value="408.882006747198">
            <text:p>408.88201</text:p>
          </table:table-cell>
          <table:table-cell table:style-name="ce3" table:formula="of:=[.C9]*([.B5]/[.B9])^2" office:value-type="float" office:value="0.558129933113238">
            <text:p>0.55813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formula="of:=[.B10]*conv2" office:value-type="float" office:value="0">
            <text:p>0.00000</text:p>
          </table:table-cell>
          <table:table-cell table:style-name="ce3" table:formula="of:=[.D10]*conv2/2" office:value-type="float" office:value="0">
            <text:p>0.00000</text:p>
          </table:table-cell>
          <table:table-cell table:style-name="ce3" table:formula="of:=[.C10]*([.B5]/[.B10])^2" office:value-type="float" office:value="0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>
            <text:p>wp (THz)</text:p>
          </table:table-cell>
          <table:table-cell office:value-type="string">
            <text:p>deltap (THz)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25]*2*PI()" office:value-type="float" office:value="16458.7526303247">
            <text:p>16458.752630</text:p>
          </table:table-cell>
          <table:table-cell table:style-name="ce4" table:formula="of:=[.C25]*2*PI()" office:value-type="float" office:value="71.4055745752292">
            <text:p>71.405575</text:p>
          </table:table-cell>
          <table:table-cell table:style-name="ce4" table:formula="of:=[.D25]" office:value-type="float" office:value="0">
            <text:p>0.000000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6]*2*PI()" office:value-type="float" office:value="246.121342152918">
            <text:p>246.121342</text:p>
          </table:table-cell>
          <table:table-cell table:style-name="ce4" table:formula="of:=[.C26]*2*PI()" office:value-type="float" office:value="252.95804610161">
            <text:p>252.958046</text:p>
          </table:table-cell>
          <table:table-cell table:style-name="ce4" table:formula="of:=[.D26]" office:value-type="float" office:value="1940.97282426459">
            <text:p>1940.972824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7]*2*PI()" office:value-type="float" office:value="2345.74908817349">
            <text:p>2345.749088</text:p>
          </table:table-cell>
          <table:table-cell table:style-name="ce4" table:formula="of:=[.C27]*2*PI()" office:value-type="float" office:value="237.005736887995">
            <text:p>237.005737</text:p>
          </table:table-cell>
          <table:table-cell table:style-name="ce4" table:formula="of:=[.D27]" office:value-type="float" office:value="4.70651057746517">
            <text:p>4.706511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8]*2*PI()" office:value-type="float" office:value="2746.83571983009">
            <text:p>2746.835720</text:p>
          </table:table-cell>
          <table:table-cell table:style-name="ce4" table:formula="of:=[.C28]*2*PI()" office:value-type="float" office:value="1026.2652260759">
            <text:p>1026.265226</text:p>
          </table:table-cell>
          <table:table-cell table:style-name="ce4" table:formula="of:=[.D28]" office:value-type="float" office:value="11.3955387559715">
            <text:p>11.395539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29]*2*PI()" office:value-type="float" office:value="5276.41618084619">
            <text:p>5276.416181</text:p>
          </table:table-cell>
          <table:table-cell table:style-name="ce4" table:formula="of:=[.C29]*2*PI()" office:value-type="float" office:value="2569.0814171641">
            <text:p>2569.081417</text:p>
          </table:table-cell>
          <table:table-cell table:style-name="ce4" table:formula="of:=[.D29]" office:value-type="float" office:value="0.558129933113238">
            <text:p>0.55813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4" table:formula="of:=[.B30]*2*PI()" office:value-type="float" office:value="0">
            <text:p>0.000000</text:p>
          </table:table-cell>
          <table:table-cell table:style-name="ce4" table:formula="of:=[.C30]*2*PI()" office:value-type="float" office:value="0">
            <text:p>0.000000</text:p>
          </table:table-cell>
          <table:table-cell table:style-name="ce4" table:formula="of:=[.D30]" office:value-type="float" office:value="0">
            <text:p>#DIV/0!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"/>
        </table:table-row>
      </table:table>
      <table:named-expressions>
        <table:named-range table:name="conv" table:base-cell-address="$gold.$B$16" table:cell-range-address="$copper.$B$17"/>
        <table:named-range table:name="conv2" table:base-cell-address="$gold.$B$15" table:cell-range-address="$copper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scientific-number number:decimal-places="14" number:min-integer-digits="1" number:min-exponent-digits="2"/>
    </number:number-style>
    <number:number-style style:name="N113">
      <number:scientific-number number:decimal-places="5" number:min-integer-digits="1" number:min-exponent-digits="2"/>
    </number:number-style>
    <number:number-style style:name="N114">
      <number:scientific-number number:decimal-places="5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4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03T11:38:38</meta:creation-date>
    <dc:date>2009-09-08T14:44:21</dc:date>
    <meta:editing-cycles>61</meta:editing-cycles>
    <meta:editing-duration>PT06H02M26S</meta:editing-duration>
    <meta:document-statistic meta:table-count="4" meta:cell-count="385" meta:object-count="0"/>
    <meta:user-defined meta:name="Info 1"/>
    <meta:user-defined meta:name="Info 2"/>
    <meta:user-defined meta:name="Info 3"/>
    <meta:user-defined meta:name="Info 4"/>
  </office:meta>
</office:document-meta>
</file>